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104in" fo:margin-right="0.0104in" fo:margin-top="0in" fo:margin-bottom="0in" table:align="margins" style:writing-mode="lr-tb"/>
    </style:style>
    <style:style style:name="Table1.A" style:family="table-column">
      <style:table-column-properties style:column-width="1.6354in" style:rel-column-width="2355*"/>
    </style:style>
    <style:style style:name="Table1.B" style:family="table-column">
      <style:table-column-properties style:column-width="2.8785in" style:rel-column-width="4145*"/>
    </style:style>
    <style:style style:name="Table1.C" style:family="table-column">
      <style:table-column-properties style:column-width="1.9861in" style:rel-column-width="2860*"/>
    </style:style>
    <style:style style:name="Table1.1" style:family="table-row">
      <style:table-row-properties style:min-row-height="0.1882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007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3792in" style:keep-together="true" fo:keep-together="auto"/>
    </style:style>
    <style:style style:name="Table1.7" style:family="table-row">
      <style:table-row-properties style:min-row-height="0.391in" style:keep-together="true" fo:keep-together="auto"/>
    </style:style>
    <style:style style:name="Table1.10" style:family="table-row">
      <style:table-row-properties style:min-row-height="0.9618in" style:keep-together="true" fo:keep-together="auto"/>
    </style:style>
    <style:style style:name="Table1.11" style:family="table-row">
      <style:table-row-properties style:min-row-height="1.5944in" style:keep-together="true" fo:keep-together="auto"/>
    </style:style>
    <style:style style:name="Table1.12" style:family="table-row">
      <style:table-row-properties style:min-row-height="0.5813in" style:keep-together="true" fo:keep-together="auto"/>
    </style:style>
    <style:style style:name="P1" style:family="paragraph" style:parent-style-name="Standard">
      <style:paragraph-properties fo:margin-top="0in" fo:margin-bottom="0in" fo:line-height="150%"/>
    </style:style>
    <style:style style:name="P2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style:font-name="Arial1" fo:font-size="12pt" style:font-name-asian="Times New Roman1" style:font-size-asian="12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Use Case Id</text:p>
          </table:table-cell>
          <table:table-cell table:style-name="Table1.A1" office:value-type="string">
            <text:p text:style-name="P5">UC-3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Use Case Name</text:p>
          </table:table-cell>
          <table:table-cell table:style-name="Table1.A1" office:value-type="string">
            <text:p text:style-name="P5">Admin Car Search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Created By</text:p>
          </table:table-cell>
          <table:table-cell table:style-name="Table1.A1" office:value-type="string">
            <text:p text:style-name="P5">Nidhi Sharma</text:p>
          </table:table-cell>
          <table:table-cell table:style-name="Table1.C3" office:value-type="string">
            <text:p text:style-name="P4">Date Created</text:p>
          </table:table-cell>
        </table:table-row>
        <table:table-row table:style-name="Table1.1">
          <table:table-cell table:style-name="Table1.A1" office:value-type="string">
            <text:p text:style-name="P4">Last Updated By</text:p>
          </table:table-cell>
          <table:table-cell table:style-name="Table1.A1" office:value-type="string">
            <text:p text:style-name="P5">Nidhi Sharma</text:p>
          </table:table-cell>
          <table:table-cell table:style-name="Table1.A1" office:value-type="string">
            <text:p text:style-name="P4">Last Revision Date</text:p>
          </table:table-cell>
        </table:table-row>
        <table:table-row table:style-name="Table1.2">
          <table:table-cell table:style-name="Table1.A1" office:value-type="string">
            <text:p text:style-name="P4">Actors</text:p>
          </table:table-cell>
          <table:table-cell table:style-name="Table1.A1" office:value-type="string">
            <text:p text:style-name="P5">Admin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2">User can Search and edit car from this UI. If searched type car available, all searched type will be displayed, else empty list message will show.</text:p>
          </table:table-cell>
          <table:table-cell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P4">Trigger</text:p>
          </table:table-cell>
          <table:table-cell table:style-name="Table1.A1" office:value-type="string">
            <text:p text:style-name="P2">Admin will search car by the budget or by brand and click on 'Search Car' button on admin home p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office:value-type="string">
            <text:p text:style-name="P5">1. User must be logged in as Admin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Post conditions</text:p>
          </table:table-cell>
          <table:table-cell table:style-name="Table1.A1" office:value-type="string">
            <text:p text:style-name="P5">1. Admin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4">Normal Flow</text:p>
          </table:table-cell>
          <table:table-cell table:style-name="Table1.A1" office:value-type="string">
            <text:p text:style-name="P2">1. User will search car by the budget or by brand and click on 'Search Car' button.</text:p>
            <text:p text:style-name="P2">2. If user is admin, search result page will be shown.</text:p>
            <text:p text:style-name="P2">3. User will select show specification link for every car.</text:p>
            <text:p text:style-name="P2">4. User will select edit car for every car.</text:p>
            <text:p text:style-name="P2">5. User will select back button.</text:p>
          </table:table-cell>
          <table:table-cell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P4">Alternative Flows</text:p>
          </table:table-cell>
          <table:table-cell table:style-name="Table1.A1" office:value-type="string">
            <text:p text:style-name="P2">3a. If admin session is not out,</text:p>
            <text:p text:style-name="P2">1. Selected car specification page will be shown.</text:p>
            <text:p text:style-name="P2"/>
            <text:p text:style-name="P2">4a. If admin session is not out,</text:p>
            <text:p text:style-name="P2">1. Selected car edit page will be shown.</text:p>
            <text:p text:style-name="P2"/>
            <text:p text:style-name="P1"><text:span text:style-name="T2">5a. </text:span><text:span text:style-name="T1">If admin session is not out,</text:span></text:p>
            <text:p text:style-name="P2">1. User will redirect to previous page.</text:p>
          </table:table-cell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4">Exceptions</text:p>
          </table:table-cell>
          <table:table-cell table:style-name="Table1.A1" office:value-type="string">
            <text:p text:style-name="P2">4a. If model name will change already exists model name,</text:p>
            <text:p text:style-name="P2">1. Error message will be shown.</text:p>
            <text:p text:style-name="P2">2. Car with existing model name cannot be edited.</text:p>
          </table:table-cell>
          <table:table-cell office:value-type="string"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P4">Includes</text:p>
          </table:table-cell>
          <table:table-cell table:style-name="Table1.A1" office:value-type="string">
            <text:p text:style-name="P5">Edit Car.<text:bookmark text:name="_GoBack"/>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Frequency of Use</text:p>
          </table:table-cell>
          <table:table-cell table:style-name="Table1.A1" office:value-type="string">
            <text:p text:style-name="P5">100 per day.</text:p>
          </table:table-cell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4">Special Requirement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Assumptions</text:p>
          </table:table-cell>
          <table:table-cell table:style-name="Table1.A1" office:value-type="string">
            <text:p text:style-name="P5">User will Search car either by budget or by brand nam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Notes and Issue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3</meta:editing-cycles>
    <meta:creation-date>2015-10-02T17:42:00</meta:creation-date>
    <dc:date>2015-10-12T14:35:02.79</dc:date>
    <meta:editing-duration>PT53S</meta:editing-duration>
    <meta:generator>OpenOffice/4.1.1$Win32 OpenOffice.org_project/411m6$Build-9775</meta:generator>
    <meta:document-statistic meta:table-count="1" meta:image-count="0" meta:object-count="0" meta:page-count="2" meta:paragraph-count="47" meta:word-count="249" meta:character-count="1336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